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text-properties style:font-name="Calibri"/>
    </style:style>
    <style:style style:name="P2" style:family="paragraph" style:parent-style-name="Heading_20_1">
      <style:text-properties fo:color="#000000" style:font-name="Calibri"/>
    </style:style>
    <style:style style:name="P3" style:family="paragraph" style:parent-style-name="Heading_20_1">
      <style:text-properties fo:color="#00ccff" style:font-name="Calibri"/>
    </style:style>
    <style:style style:name="P4" style:family="paragraph" style:parent-style-name="Heading_20_1">
      <style:text-properties fo:color="#00ccff" style:font-name="Calibri" fo:language="en" fo:country="US"/>
    </style:style>
    <style:style style:name="P5" style:family="paragraph" style:parent-style-name="Heading_20_1">
      <style:text-properties fo:color="#009900" style:font-name="Calibri" fo:language="it" fo:country="IT"/>
    </style:style>
    <style:style style:name="P6" style:family="paragraph" style:parent-style-name="Heading_20_1">
      <style:text-properties fo:color="#009900" style:font-name="Calibri" fo:font-style="italic" style:font-style-asian="italic" style:font-style-complex="italic"/>
    </style:style>
    <style:style style:name="P7" style:family="paragraph" style:parent-style-name="Text_20_body">
      <style:text-properties fo:color="#000000"/>
    </style:style>
    <style:style style:name="P8" style:family="paragraph" style:parent-style-name="Text_20_body" style:list-style-name="L1">
      <style:text-properties fo:color="#000000"/>
    </style:style>
    <style:style style:name="P9" style:family="paragraph" style:parent-style-name="Text_20_body" style:list-style-name="L2">
      <style:text-properties fo:color="#000000"/>
    </style:style>
    <style:style style:name="P10" style:family="paragraph" style:parent-style-name="Text_20_body" style:list-style-name="L3">
      <style:text-properties fo:color="#000000"/>
    </style:style>
    <style:style style:name="P11" style:family="paragraph" style:parent-style-name="Standard">
      <style:text-properties style:font-name="Calibri"/>
    </style:style>
    <style:style style:name="P12" style:family="paragraph" style:parent-style-name="Standard">
      <style:text-properties style:font-name="Calibri" fo:language="it" fo:country="IT"/>
    </style:style>
    <style:style style:name="P13" style:family="paragraph" style:parent-style-name="Standard" style:list-style-name="L4">
      <style:text-properties style:font-name="Calibri" fo:language="it" fo:country="IT"/>
    </style:style>
    <style:style style:name="P14" style:family="paragraph" style:parent-style-name="Standard">
      <style:text-properties style:font-name="Calibri" fo:language="en" fo:country="US"/>
    </style:style>
    <style:style style:name="P15" style:family="paragraph" style:parent-style-name="Standard">
      <style:text-properties style:font-name="Calibri" fo:language="en" fo:country="US" fo:font-style="normal" style:text-underline-style="none" style:font-style-asian="normal" style:font-style-complex="normal"/>
    </style:style>
    <style:style style:name="P16" style:family="paragraph" style:parent-style-name="Standard">
      <style:text-properties fo:color="#000000" style:font-name="Calibri" fo:language="en" fo:country="US"/>
    </style:style>
    <style:style style:name="P17" style:family="paragraph" style:parent-style-name="Standard">
      <style:text-properties fo:color="#000000" style:font-name="Calibri" fo:font-size="12pt" fo:language="en" fo:country="US" fo:font-weight="normal" style:font-size-asian="12pt" style:font-weight-asian="normal" style:font-size-complex="12pt" style:font-weight-complex="normal"/>
    </style:style>
    <style:style style:name="P18" style:family="paragraph" style:parent-style-name="Standard">
      <style:text-properties fo:color="#000000" style:font-name="Calibri" fo:font-size="12pt" fo:font-weight="bold" style:font-size-asian="12pt" style:font-weight-asian="bold" style:font-size-complex="12pt" style:font-weight-complex="bold"/>
    </style:style>
    <style:style style:name="P19" style:family="paragraph" style:parent-style-name="Standard">
      <style:text-properties fo:color="#000000" style:font-name="Calibri" fo:font-size="12pt" fo:font-weight="normal" style:font-size-asian="12pt" style:font-weight-asian="normal" style:font-size-complex="12pt" style:font-weight-complex="normal"/>
    </style:style>
    <style:style style:name="P20" style:family="paragraph" style:parent-style-name="Standard">
      <style:text-properties fo:color="#ff3333" style:font-name="Calibri" fo:font-size="12pt" fo:language="it" fo:country="IT" fo:font-style="italic" fo:font-weight="normal" style:font-size-asian="12pt" style:font-style-asian="italic" style:font-weight-asian="normal" style:font-size-complex="12pt" style:font-style-complex="italic" style:font-weight-complex="normal"/>
    </style:style>
    <style:style style:name="P21" style:family="paragraph" style:parent-style-name="Standard">
      <style:text-properties fo:color="#00ccff" style:font-name="Calibri"/>
    </style:style>
    <style:style style:name="T1" style:family="text">
      <style:text-properties fo:color="#00ccff"/>
    </style:style>
    <style:style style:name="T2" style:family="text">
      <style:text-properties fo:color="#00ccff" fo:font-style="normal" style:text-underline-style="none" style:font-style-asian="normal" style:font-style-complex="normal"/>
    </style:style>
    <style:style style:name="T3" style:family="text">
      <style:text-properties fo:color="#00ccff" fo:language="en" fo:country="US"/>
    </style:style>
    <style:style style:name="T4" style:family="text">
      <style:text-properties fo:color="#00ccff" fo:language="en" fo:country="US" fo:font-style="normal" style:text-underline-style="none" style:font-style-asian="normal" style:font-style-complex="normal"/>
    </style:style>
    <style:style style:name="T5" style:family="text">
      <style:text-properties style:font-name="Calibri"/>
    </style:style>
    <style:style style:name="T6" style:family="text">
      <style:text-properties style:font-name="Calibri" fo:language="en" fo:country="US"/>
    </style:style>
    <style:style style:name="T7" style:family="text">
      <style:text-properties fo:color="#000000"/>
    </style:style>
    <style:style style:name="T8" style:family="text">
      <style:text-properties fo:font-style="normal" style:text-underline-style="none" style:font-style-asian="normal" style:font-style-complex="normal"/>
    </style:style>
    <style:style style:name="T9" style:family="text">
      <style:text-properties fo:font-style="normal" style:text-underline-style="dash" style:text-underline-width="auto" style:text-underline-color="font-color" style:font-style-asian="normal" style:font-style-complex="normal"/>
    </style:style>
    <style:style style:name="T10" style:family="text">
      <style:text-properties fo:language="it" fo:country="IT"/>
    </style:style>
    <style:style style:name="T11" style:family="text">
      <style:text-properties fo:language="it" fo:country="IT" fo:font-style="normal" style:text-underline-style="solid" style:text-underline-width="auto" style:text-underline-color="font-color" style:font-style-asian="normal" style:font-style-complex="normal"/>
    </style:style>
    <style:style style:name="T12" style:family="text">
      <style:text-properties fo:language="it" fo:country="IT" fo:font-style="normal" style:text-underline-style="none" style:font-style-asian="normal" style:font-style-complex="normal"/>
    </style:style>
    <style:style style:name="T13" style:family="text">
      <style:text-properties fo:language="it" fo:country="IT" fo:font-style="italic" style:text-underline-style="solid" style:text-underline-width="auto" style:text-underline-color="font-color" style:font-style-asian="italic" style:font-style-complex="italic"/>
    </style:style>
    <style:style style:name="T14" style:family="text">
      <style:text-properties fo:language="it" fo:country="IT" style:text-underline-style="solid" style:text-underline-width="auto" style:text-underline-color="font-color"/>
    </style:style>
    <style:style style:name="T15" style:family="text">
      <style:text-properties fo:font-size="14pt" fo:language="en" fo:country="US" fo:font-style="italic" fo:font-weight="normal" style:font-size-asian="14pt" style:font-style-asian="italic" style:font-weight-asian="normal" style:font-size-complex="14pt" style:font-style-complex="italic" style:font-weight-complex="normal"/>
    </style:style>
    <style:style style:name="T16" style:family="text">
      <style:text-properties fo:font-size="14pt" fo:font-weight="normal" style:font-size-asian="14pt" style:font-weight-asian="normal" style:font-size-complex="14pt" style:font-weight-complex="normal"/>
    </style:style>
    <style:style style:name="T17" style:family="text">
      <style:text-properties fo:language="en" fo:country="US"/>
    </style:style>
    <style:style style:name="T18" style:family="text">
      <style:text-properties fo:language="en" fo:country="US" fo:font-style="italic" style:font-style-asian="italic" style:font-style-complex="italic"/>
    </style:style>
    <style:style style:name="T19" style:family="text">
      <style:text-properties fo:language="en" fo:country="US" fo:font-style="italic" style:text-underline-style="dash" style:text-underline-width="auto" style:text-underline-color="font-color" style:font-style-asian="italic" style:font-style-complex="italic"/>
    </style:style>
    <style:style style:name="T20" style:family="text">
      <style:text-properties fo:language="en" fo:country="US" fo:font-style="italic" style:text-underline-style="solid" style:text-underline-width="auto" style:text-underline-color="font-color" style:font-style-asian="italic" style:font-style-complex="italic"/>
    </style:style>
    <style:style style:name="T21" style:family="text">
      <style:text-properties fo:language="en" fo:country="US" fo:font-style="italic" style:text-underline-style="none" style:font-style-asian="italic" style:font-style-complex="italic"/>
    </style:style>
    <style:style style:name="T22" style:family="text">
      <style:text-properties fo:language="en" fo:country="US" fo:font-style="normal" style:text-underline-style="dash" style:text-underline-width="auto" style:text-underline-color="font-color" style:font-style-asian="normal" style:font-style-complex="normal"/>
    </style:style>
    <style:style style:name="T23" style:family="text">
      <style:text-properties fo:language="en" fo:country="US" fo:font-style="normal" style:text-underline-style="none" style:font-style-asian="normal" style:font-style-complex="normal"/>
    </style:style>
    <style:style style:name="T24" style:family="text">
      <style:text-properties fo:language="en" fo:country="US" fo:font-style="normal" style:text-underline-style="solid" style:text-underline-width="auto" style:text-underline-color="font-color" style:font-style-asian="normal" style:font-style-complex="normal"/>
    </style:style>
    <style:style style:name="T25" style:family="text">
      <style:text-properties fo:font-style="italic" style:text-underline-style="solid" style:text-underline-width="auto" style:text-underline-color="font-color" style:font-style-asian="italic" style:font-style-complex="italic"/>
    </style:style>
    <style:style style:name="T26" style:family="text">
      <style:text-properties fo:color="#ff33ff"/>
    </style:style>
    <style:style style:name="T27" style:family="text">
      <style:text-properties fo:color="#ff33ff" fo:font-style="normal" style:font-style-asian="normal" style:font-style-complex="normal"/>
    </style:style>
    <style:style style:name="T28" style:family="text">
      <style:text-properties fo:color="#ff33ff" fo:font-style="italic" style:font-style-asian="italic" style:font-style-complex="italic"/>
    </style:style>
    <style:style style:name="T29" style:family="text">
      <style:text-properties fo:color="#ff00cc"/>
    </style:style>
    <style:style style:name="T30" style:family="text">
      <style:text-properties fo:color="#ff00cc" fo:font-style="normal" style:text-underline-style="none" style:font-style-asian="normal" style:font-style-complex="normal"/>
    </style:style>
    <style:style style:name="T31" style:family="text">
      <style:text-properties fo:color="#00cc3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ext:span text:style-name="T1">Introduction (English version)</text:span></text:h>
      <text:p text:style-name="P7"><text:span text:style-name="T5">With the evolution of the IT sector we've seen different changes, in particular concerning management systems, where new technologies replaced the old paper bases system with a more fast, efficient and effective one. E-transport aims to bring those new technologies to the public transport systems, using a model similar to the one used in London, replacing paper tickets with electronic travel cards, powered by NFC technology, and replacing punching machines with NFC readers; this way we can achieve a reduced waste of paper, faster boarding of the passengers and reduce the frequency of clandestine passengers.</text:span></text:p>
      <text:p text:style-name="P7"><text:span text:style-name="T5">The system is designed to handle the following means of transport:</text:span></text:p>
      <text:list xml:id="list2936117967447345864" text:style-name="L1">
        <text:list-item>
          <text:p text:style-name="P8"><text:span text:style-name="T5">City busses;</text:span></text:p>
        </text:list-item>
        <text:list-item>
          <text:p text:style-name="P8"><text:span text:style-name="T5">Intercity busses;</text:span></text:p>
        </text:list-item>
        <text:list-item>
          <text:p text:style-name="P8"><text:span text:style-name="T5">Metro;</text:span></text:p>
        </text:list-item>
        <text:list-item>
          <text:p text:style-name="P8"><text:span text:style-name="T5">Trains;</text:span></text:p>
        </text:list-item>
        <text:list-item>
          <text:p text:style-name="P8"><text:span text:style-name="T5">Trams;</text:span></text:p>
        </text:list-item>
        <text:list-item>
          <text:p text:style-name="P8"><text:span text:style-name="T5">Ferries.</text:span></text:p>
        </text:list-item>
      </text:list>
      <text:p text:style-name="P7"><text:span text:style-name="T5">All of those share the same travel card, so the passengers can use their own card with every mean of transport.</text:span></text:p>
      <text:h text:style-name="P2" text:outline-level="1"><text:span text:style-name="T1">How it works</text:span></text:h>
      <text:p text:style-name="P7"><text:span text:style-name="T5">In order to use the transport system, you need a travel card. The travel card can be bought from a autorized retail outlet. Once bought, <text:s/>you also need to top up the card with money, action that you can perform <text:s/>directly in the retail outlet where you bought the card, with a terminal at the station or online. You can create an account on the E-transport website and bind your card to your account. This way you get access to all of the online operations like: viewing the travel card credit, topping up the card and transfering the creding between two cards (they both need to be bound to the same account). The fares and the way you're supposed to use the card change based of the mean of transport:</text:span></text:p>
      <text:list xml:id="list3699570318835017348" text:style-name="L2">
        <text:list-item>
          <text:p text:style-name="P9"><text:span text:style-name="T5">city busses' fares are defined per hour and per city. When you get on the bus you have to touch the card on the reader, which will provide to deduct one hour worth from the card's total credit. At the end of that hour, if you want to continue to use the bus, you'll have to touch on again (the reader won't deduct anything if the hour isn't over) ;</text:span></text:p>
        </text:list-item>
        <text:list-item>
          <text:p text:style-name="P9"><text:span text:style-name="T5">intercity busses' fares are calculeted with the travelled distance, with a system bases on intervals. You have to touch on when you board on the bus and touch off when you leave. When you touch off, the reader will calculate the cost of the journey and will provide to deduct it from the card's credit. If you don't touch of, the reader will provide to deduct the most expensive fare from the card's credit at the end of a driver's shift;</text:span></text:p>
        </text:list-item>
        <text:list-item>
          <text:p text:style-name="P9"><text:span text:style-name="T5">metro's fares are calculated with the city zone where you touched on and the city zone where you touched off (in the city, different zones or areas are defined bases of their distance from </text:span><text:soft-page-break/><text:span text:style-name="T5">the city center, defined as zone 1). You have to touch on when you enter the station and touch off when you leave it, if you don't touch off, you'll get deducted the most expensive fee from the card's credit;</text:span></text:p>
        </text:list-item>
        <text:list-item>
          <text:p text:style-name="P9"><text:span text:style-name="T5">trains' fares are calculated with the city where you touched on and the city where you touched off. You have to touch on when you enter the train and touch off when you leave it. If you don't touch off, you'll get deducted the most expensive fee from the card's credit;</text:span></text:p>
        </text:list-item>
        <text:list-item>
          <text:p text:style-name="P9"><text:span text:style-name="T5">trams work the same way as city busses do: you have to touch on when you enter and the fares are calculated per hour;</text:span></text:p>
        </text:list-item>
        <text:list-item>
          <text:p text:style-name="P9"><text:span text:style-name="T5">ferries work the same way as trains do: you have to touch on when you board and touch off when you leave and the fares are calculated with your origin and destination.</text:span></text:p>
        </text:list-item>
      </text:list>
      <text:p text:style-name="P7"><text:span text:style-name="T5">Infractions are punished with sanctions and can be spotted by the inspectors, who are equipped with an handheld NFC reader, used to check the passengers' cards. At the start of his/her shift, the driver sets up the onboard NFC reader with his/her own credentials and the route's information. You can also buy passes for all the different means of transport available. Every pass that you buy will be bound to your account and the reader will check for an active pass before charging the card.</text:span></text:p>
      <text:h text:style-name="P4" text:outline-level="1">The database</text:h>
      <text:p text:style-name="P7"><text:span text:style-name="T6">This thesis will not discuss about the fisical component of the system (travel cards and NFC readers) but will discuss about the informatic system that is behind everything. The most important part of the informatic system is the database, the heart of everything. The database was designed to handle the information of:</text:span></text:p>
      <text:list xml:id="list3831830573775339213" text:style-name="L3">
        <text:list-item>
          <text:p text:style-name="P10"><text:span text:style-name="T6">registered users;</text:span></text:p>
        </text:list-item>
        <text:list-item>
          <text:p text:style-name="P10"><text:span text:style-name="T6">drivers;</text:span></text:p>
        </text:list-item>
        <text:list-item>
          <text:p text:style-name="P10"><text:span text:style-name="T6">NFC readers;</text:span></text:p>
        </text:list-item>
        <text:list-item>
          <text:p text:style-name="P10"><text:span text:style-name="T6">travel cards;</text:span></text:p>
        </text:list-item>
        <text:list-item>
          <text:p text:style-name="P10"><text:span text:style-name="T6">passes;</text:span></text:p>
        </text:list-item>
        <text:list-item>
          <text:p text:style-name="P10"><text:span text:style-name="T6">routes;</text:span></text:p>
        </text:list-item>
        <text:list-item>
          <text:p text:style-name="P10"><text:span text:style-name="T6">start and end of drivers' shifts;</text:span></text:p>
        </text:list-item>
        <text:list-item>
          <text:p text:style-name="P10"><text:span text:style-name="T6">cards' transactions.</text:span></text:p>
        </text:list-item>
      </text:list>
      <text:p text:style-name="P7"><text:span text:style-name="T6"/></text:p>
      <text:p text:style-name="P7"><text:span text:style-name="T6"/></text:p>
      <text:p text:style-name="P7"><text:span text:style-name="T6"/></text:p>
      <text:p text:style-name="P7"><text:span text:style-name="T6"/></text:p>
      <text:p text:style-name="P7"><text:span text:style-name="T6"/></text:p>
      <text:p text:style-name="P7"><text:span text:style-name="T6"/></text:p>
      <text:p text:style-name="P7"><text:span text:style-name="T6"/></text:p>
      <text:h text:style-name="P5" text:outline-level="1"><text:soft-page-break/><text:span text:style-name="T15">Relazional schema</text:span></text:h>
      <text:p text:style-name="P20"><text:span text:style-name="T17">Relationships</text:span>:</text:p>
      <text:list xml:id="list1949329214665669500" text:style-name="L4">
        <text:list-item>
          <text:p text:style-name="P13"><text:span text:style-name="T17">Made from</text:span>(M:1)</text:p>
        </text:list-item>
        <text:list-item>
          <text:p text:style-name="P13"><text:span text:style-name="T17">Made with</text:span>(M:1)</text:p>
        </text:list-item>
        <text:list-item>
          <text:p text:style-name="P13"><text:span text:style-name="T17">Made on</text:span>(M:1)</text:p>
        </text:list-item>
        <text:list-item>
          <text:p text:style-name="P13">Registrata da(M:1)</text:p>
        </text:list-item>
        <text:list-item>
          <text:p text:style-name="P13">Registra(M:1)</text:p>
        </text:list-item>
        <text:list-item>
          <text:p text:style-name="P13"><text:span text:style-name="T17">Owned by</text:span>(M:1)</text:p>
        </text:list-item>
        <text:list-item>
          <text:p text:style-name="P13"><text:span text:style-name="T17">Refers to</text:span>(M:1)</text:p>
        </text:list-item>
        <text:list-item>
          <text:p text:style-name="P13"><text:span text:style-name="T17">Owns</text:span>(M:1)</text:p>
        </text:list-item>
        <text:list-item>
          <text:p text:style-name="P13"><text:span text:style-name="T17">Adds</text:span>(M:1)</text:p>
        </text:list-item>
        <text:list-item>
          <text:p text:style-name="P13"><text:span text:style-name="T17">Associated with</text:span>(1:1)</text:p>
        </text:list-item>
        <text:list-item>
          <text:p text:style-name="P13"><text:span text:style-name="T17">Resides at</text:span>(1:1)</text:p>
        </text:list-item>
        <text:list-item>
          <text:p text:style-name="P13"><text:span text:style-name="T17">Is residing at</text:span>(1:1)</text:p>
        </text:list-item>
      </text:list>
      <text:p text:style-name="P12"/>
      <text:p text:style-name="P20"><text:span text:style-name="T17">Relational scheme</text:span>: </text:p>
      <text:p text:style-name="P11"><text:span text:style-name="T3">Route</text:span><text:span text:style-name="T10"> (</text:span><text:span text:style-name="T14">id: </text:span><text:span text:style-name="T20">integer</text:span><text:span text:style-name="T10">, </text:span><text:span text:style-name="T17">cost</text:span><text:span text:style-name="T10">: </text:span><text:span text:style-name="T18">decimal</text:span><text:span text:style-name="T17">);</text:span></text:p>
      <text:p text:style-name="P14"/>
      <text:p text:style-name="P11"><text:span text:style-name="T3">Citybus_route</text:span><text:span text:style-name="T17"> (city: string</text:span><text:span text:style-name="T18">(50)</text:span><text:span text:style-name="T17">, route_id</text:span><text:span text:style-name="T22">: </text:span><text:span text:style-name="T19">integer</text:span><text:span text:style-name="T23">)</text:span><text:span text:style-name="T17">;</text:span></text:p>
      <text:p text:style-name="P14"/>
      <text:p text:style-name="P11"><text:span text:style-name="T3">Intercity_bus_route</text:span><text:span text:style-name="T17"> (from_km: </text:span><text:span text:style-name="T18">integer</text:span><text:span text:style-name="T17">, to_km: </text:span><text:span text:style-name="T18">integer</text:span><text:span text:style-name="T17">, r</text:span><text:span text:style-name="T22">oute_id: </text:span><text:span text:style-name="T19">integer</text:span><text:span text:style-name="T17">);</text:span></text:p>
      <text:p text:style-name="P14"/>
      <text:p text:style-name="P11"><text:span text:style-name="T3">Metro_route</text:span><text:span text:style-name="T17"> (from_zone: </text:span><text:span text:style-name="T18">integer</text:span><text:span text:style-name="T17">, to_zone: </text:span><text:span text:style-name="T18">integer</text:span><text:span text:style-name="T17">, </text:span><text:span text:style-name="T22">route_id: </text:span><text:span text:style-name="T19">integer</text:span><text:span text:style-name="T17">);</text:span></text:p>
      <text:p text:style-name="P14"/>
      <text:p text:style-name="P11"><text:span text:style-name="T3">Train_route</text:span><text:span text:style-name="T17"> (from: string</text:span><text:span text:style-name="T18">(50)</text:span><text:span text:style-name="T17">, to: </text:span><text:span text:style-name="T18">string(50)</text:span><text:span text:style-name="T17">, </text:span><text:span text:style-name="T22">route_id: </text:span><text:span text:style-name="T19">integer</text:span><text:span text:style-name="T17">);</text:span></text:p>
      <text:p text:style-name="P14"/>
      <text:p text:style-name="P11"><text:span text:style-name="T3">Tram_route</text:span><text:span text:style-name="T17"> (city: string</text:span><text:span text:style-name="T18">(50)</text:span><text:span text:style-name="T17">, </text:span><text:span text:style-name="T22">route_id: </text:span><text:span text:style-name="T19">integer</text:span><text:span text:style-name="T17">);</text:span></text:p>
      <text:p text:style-name="P14"/>
      <text:p text:style-name="P11"><text:span text:style-name="T3">Ferry_route</text:span><text:span text:style-name="T17"> (from: </text:span><text:span text:style-name="T18">string(50)</text:span><text:span text:style-name="T17">, to: </text:span><text:span text:style-name="T18">string(50)</text:span><text:span text:style-name="T17">, </text:span><text:span text:style-name="T22">route_id: </text:span><text:span text:style-name="T19">integer</text:span><text:span text:style-name="T17">);</text:span></text:p>
      <text:p text:style-name="P14"/>
      <text:p text:style-name="P11"><text:span text:style-name="T3">Transaction</text:span><text:span text:style-name="T17"> (</text:span><text:span text:style-name="T14">id: </text:span><text:span text:style-name="T20">integer</text:span><text:span text:style-name="T10">, </text:span><text:span text:style-name="T17">timestamp: </text:span><text:span text:style-name="T18">timestamp</text:span><text:span text:style-name="T17">, type: </text:span><text:span text:style-name="T18">enumerative(“on”, “off”)</text:span><text:span text:style-name="T17">, </text:span><text:span text:style-name="T22">route_id: </text:span><text:span text:style-name="T19">integer</text:span><text:span text:style-name="T23">,</text:span></text:p>
      <text:p text:style-name="P11"><text:span text:style-name="T22">reader_number:</text:span><text:span text:style-name="T19"> string(25)</text:span><text:span text:style-name="T23">, <text:s/></text:span><text:span text:style-name="T22">card_number: </text:span><text:span text:style-name="T19">string(16)</text:span><text:span text:style-name="T23">);</text:span></text:p>
      <text:p text:style-name="P15"/>
      <text:p text:style-name="P11"><text:span text:style-name="T4">NFCReader</text:span><text:span text:style-name="T23"> (</text:span><text:span text:style-name="T24">serial_number</text:span><text:span text:style-name="T11">: </text:span><text:span text:style-name="T20">string(25)</text:span><text:span text:style-name="T12">, </text:span><text:span text:style-name="T23">installation_date: </text:span><text:span text:style-name="T21">date</text:span><text:span text:style-name="T23">);</text:span></text:p>
      <text:p text:style-name="P15"/>
      <text:p text:style-name="P11"><text:span text:style-name="T4">Travel_card</text:span><text:span text:style-name="T23"> (</text:span><text:span text:style-name="T24">card_number</text:span><text:span text:style-name="T11">: </text:span><text:span text:style-name="T20">stringa(16)</text:span><text:span text:style-name="T12">, c</text:span><text:span text:style-name="T23">redit: </text:span><text:span text:style-name="T21">decimal</text:span><text:span text:style-name="T23">, release_date: </text:span><text:span text:style-name="T21">date</text:span><text:span text:style-name="T23">, </text:span></text:p>
      <text:p text:style-name="P11"><text:span text:style-name="T22">owner_id: </text:span><text:span text:style-name="T19">integer</text:span><text:span text:style-name="T23">);</text:span></text:p>
      <text:p text:style-name="P15"/>
      <text:p text:style-name="P11"><text:span text:style-name="T3">Shift</text:span><text:span text:style-name="T17"> (</text:span><text:span text:style-name="T14">id: </text:span><text:span text:style-name="T20">integer</text:span><text:span text:style-name="T10">, </text:span><text:span text:style-name="T17">timestamp: </text:span><text:span text:style-name="T18">timestamp</text:span><text:span text:style-name="T17">, type: </text:span><text:span text:style-name="T18">enumerative(“start”, “end”)</text:span><text:span text:style-name="T17">, </text:span><text:span text:style-name="T22">driver_id: </text:span><text:span text:style-name="T19">integer</text:span><text:span text:style-name="T23">,</text:span></text:p>
      <text:p text:style-name="P11"><text:span text:style-name="T22">reader_number:</text:span><text:span text:style-name="T19"> string(25)</text:span><text:span text:style-name="T23">);</text:span></text:p>
      <text:p text:style-name="P15"/>
      <text:p text:style-name="P11"><text:span text:style-name="T4">Driver</text:span><text:span text:style-name="T23"> (</text:span><text:span text:style-name="T11">id: </text:span><text:span text:style-name="T20">integer</text:span><text:span text:style-name="T12">, n</text:span><text:span text:style-name="T23">ame: </text:span><text:span text:style-name="T21">string(25)</text:span><text:span text:style-name="T23">, surname: </text:span><text:span text:style-name="T21">string(25)</text:span><text:span text:style-name="T23">, birthdate: </text:span><text:span text:style-name="T21">date</text:span><text:span text:style-name="T23">, iban: </text:span><text:span text:style-name="T21">string(34)</text:span><text:span text:style-name="T23">, email: </text:span><text:span text:style-name="T21">string(254)</text:span><text:span text:style-name="T23">, document_number: </text:span><text:span text:style-name="T21">string(9)</text:span><text:span text:style-name="T23">, </text:span><text:span text:style-name="T22">address_id: </text:span><text:span text:style-name="T19">integer</text:span><text:span text:style-name="T23">);</text:span></text:p>
      <text:p text:style-name="P15"/>
      <text:p text:style-name="P15"/>
      <text:p text:style-name="P11"><text:soft-page-break/><text:span text:style-name="T4">User</text:span><text:span text:style-name="T23"> (</text:span><text:span text:style-name="T11">id: </text:span><text:span text:style-name="T20">integer</text:span><text:span text:style-name="T12">, n</text:span><text:span text:style-name="T23">ame: </text:span><text:span text:style-name="T21">string(25)</text:span><text:span text:style-name="T23">, surname: string</text:span><text:span text:style-name="T21">(25)</text:span><text:span text:style-name="T23">, email:</text:span><text:span text:style-name="T21"> string(254)</text:span><text:span text:style-name="T23">, password: string</text:span><text:span text:style-name="T21">(32)</text:span><text:span text:style-name="T23">, <text:s text:c="2"/>document_number: </text:span><text:span text:style-name="T21">string(9)</text:span><text:span text:style-name="T23">, </text:span><text:span text:style-name="T22">address_id: </text:span><text:span text:style-name="T19">integer</text:span><text:span text:style-name="T23">);</text:span></text:p>
      <text:p text:style-name="P15"/>
      <text:p text:style-name="P11"><text:span text:style-name="T4">Payment_method</text:span><text:span text:style-name="T23"> (</text:span><text:span text:style-name="T11">id: </text:span><text:span text:style-name="T20">integer</text:span><text:span text:style-name="T12">, </text:span><text:span text:style-name="T23">card_type: </text:span><text:span text:style-name="T21">enumerative(“visa”, “mastercard”, “postepay”, “maestro”, “american_express”)</text:span><text:span text:style-name="T23">, card_number:</text:span><text:span text:style-name="T21"> string(16)</text:span><text:span text:style-name="T23">, owner_name: </text:span><text:span text:style-name="T21">string(25)</text:span><text:span text:style-name="T23">, expiration_date: </text:span><text:span text:style-name="T21">date</text:span><text:span text:style-name="T23">, </text:span><text:span text:style-name="T22">address_id: </text:span><text:span text:style-name="T19">integer</text:span><text:span text:style-name="T23">, </text:span><text:span text:style-name="T22">user_id: </text:span><text:span text:style-name="T19">integer</text:span><text:span text:style-name="T23">);</text:span></text:p>
      <text:p text:style-name="P15"/>
      <text:p text:style-name="P11"><text:span text:style-name="T4">Address</text:span><text:span text:style-name="T23"> (</text:span><text:span text:style-name="T11">id: </text:span><text:span text:style-name="T20">integer</text:span><text:span text:style-name="T12">, s</text:span><text:span text:style-name="T23">treet: </text:span><text:span text:style-name="T21">string(25)</text:span><text:span text:style-name="T23">, province: </text:span><text:span text:style-name="T21">string(25)</text:span><text:span text:style-name="T23">, city: </text:span><text:span text:style-name="T21">string(25)</text:span><text:span text:style-name="T23">, postal_code: </text:span><text:span text:style-name="T21">string(5)</text:span><text:span text:style-name="T23">);</text:span></text:p>
      <text:p text:style-name="P15"/>
      <text:p text:style-name="P16"><text:span text:style-name="T2">Pass</text:span><text:span text:style-name="T8"> (</text:span><text:span text:style-name="T11">id: </text:span><text:span text:style-name="T13">i</text:span><text:span text:style-name="T25">nteger</text:span><text:span text:style-name="T12">, </text:span><text:span text:style-name="T8">: expiration_date: date, </text:span><text:span text:style-name="T9">route_id: integer</text:span><text:span text:style-name="T8">, </text:span><text:span text:style-name="T9">owner_id: integer</text:span><text:span text:style-name="T8">);</text:span></text:p>
      <text:p text:style-name="P16"><text:span text:style-name="T8"/></text:p>
      <text:p text:style-name="P16"><text:span text:style-name="T8"/></text:p>
      <text:p text:style-name="P16"><text:span text:style-name="T8"/></text:p>
      <text:p text:style-name="P16"><text:span text:style-name="T8"/></text:p>
      <text:p text:style-name="P16"><text:span text:style-name="T8"/></text:p>
      <text:p text:style-name="P16"><text:span text:style-name="T8"/></text:p>
      <text:p text:style-name="P16"><text:span text:style-name="T8"/></text:p>
      <text:p text:style-name="P16"><text:span text:style-name="T8"/></text:p>
      <text:p text:style-name="P16"><text:span text:style-name="T8"/></text:p>
      <text:p text:style-name="P16"><text:span text:style-name="T8"/></text:p>
      <text:p text:style-name="P16"><text:span text:style-name="T8"/></text:p>
      <text:p text:style-name="P16"><text:span text:style-name="T8"/></text:p>
      <text:p text:style-name="P16"><text:span text:style-name="T8"/></text:p>
      <text:p text:style-name="P16"><text:span text:style-name="T8"/></text:p>
      <text:p text:style-name="P16"><text:span text:style-name="T8"/></text:p>
      <text:p text:style-name="P16"><text:span text:style-name="T8"/></text:p>
      <text:p text:style-name="P16"><text:span text:style-name="T8"/></text:p>
      <text:p text:style-name="P16"><text:span text:style-name="T8"/></text:p>
      <text:p text:style-name="P16"><text:span text:style-name="T8"/></text:p>
      <text:p text:style-name="P16"><text:span text:style-name="T8"/></text:p>
      <text:p text:style-name="P16"><text:span text:style-name="T8"/></text:p>
      <text:p text:style-name="P16"><text:span text:style-name="T8"/></text:p>
      <text:p text:style-name="P16"><text:span text:style-name="T8"/></text:p>
      <text:p text:style-name="P16"><text:span text:style-name="T8"/></text:p>
      <text:p text:style-name="P16"><text:span text:style-name="T8"/></text:p>
      <text:p text:style-name="P16"><text:span text:style-name="T8"/></text:p>
      <text:p text:style-name="P16"><text:span text:style-name="T8"/></text:p>
      <text:p text:style-name="P16"><text:span text:style-name="T8"/></text:p>
      <text:p text:style-name="P16"><text:span text:style-name="T8"/></text:p>
      <text:p text:style-name="P16"><text:span text:style-name="T8"/></text:p>
      <text:p text:style-name="P16"><text:span text:style-name="T8"/></text:p>
      <text:p text:style-name="P16"><text:span text:style-name="T8"/></text:p>
      <text:p text:style-name="P16"><text:span text:style-name="T8"/></text:p>
      <text:p text:style-name="P16"><text:span text:style-name="T8"/></text:p>
      <text:p text:style-name="P16"><text:span text:style-name="T8"/></text:p>
      <text:p text:style-name="P16"><text:span text:style-name="T8"/></text:p>
      <text:h text:style-name="P3" text:outline-level="1"><text:soft-page-break/>SQL Implementation</text:h>
      <text:p text:style-name="P11"><text:span text:style-name="T1">CREATE TABLE</text:span> Route (</text:p>
      <text:p text:style-name="P11"><text:tab/>id <text:span text:style-name="T26">INT UNSIGNED</text:span><text:span text:style-name="T1"> NOT NULL AUTO_INCREMENT</text:span>,</text:p>
      <text:p text:style-name="P11"><text:tab/>cost <text:span text:style-name="T26">DECIMAL UNSIGNED </text:span><text:span text:style-name="T1">NOT NULL</text:span>,</text:p>
      <text:p text:style-name="P11"><text:tab/><text:span text:style-name="T1">PRIMARY</text:span> <text:span text:style-name="T1">KEY</text:span> (id)</text:p>
      <text:p text:style-name="P11">) <text:span text:style-name="T1">ENGINE</text:span> = <text:span text:style-name="T1">INNODB</text:span>;</text:p>
      <text:p text:style-name="P11"/>
      <text:p text:style-name="P11"><text:span text:style-name="T1">CREATE TABLE</text:span> Citybus_route (</text:p>
      <text:p text:style-name="P11"><text:tab/>city <text:span text:style-name="T26">VARCHAR(50)</text:span> <text:span text:style-name="T1">NOT NULL UNIQUE</text:span>,</text:p>
      <text:p text:style-name="P11"><text:tab/>route_id <text:span text:style-name="T26">INT UNSIGNED</text:span> <text:span text:style-name="T1">NOT NULL</text:span>,</text:p>
      <text:p text:style-name="P11"><text:tab/><text:span text:style-name="T1">PRIMARY KEY</text:span> (route_id),</text:p>
      <text:p text:style-name="P11"><text:tab/><text:span text:style-name="T1">FOREIGN KEY</text:span> (route_id)</text:p>
      <text:p text:style-name="P11"><text:tab/><text:tab/><text:span text:style-name="T1">REFERENCES </text:span>Route(id)</text:p>
      <text:p text:style-name="P11"><text:tab/><text:tab/><text:span text:style-name="T1">ON DELETE CASCADE</text:span></text:p>
      <text:p text:style-name="P11"><text:tab/><text:tab/><text:span text:style-name="T1">ON UPDATE CASCADE</text:span></text:p>
      <text:p text:style-name="P11">) <text:span text:style-name="T1">ENGINE</text:span> = <text:span text:style-name="T1">INNODB</text:span>;</text:p>
      <text:p text:style-name="P11"/>
      <text:p text:style-name="P11"><text:span text:style-name="T1">CREATE TABLE</text:span> Intercity_bus_route(</text:p>
      <text:p text:style-name="P11"><text:tab/>form_km <text:span text:style-name="T26">SMALLINT</text:span> <text:span text:style-name="T26">UNSIGNED</text:span> <text:span text:style-name="T1">NOT NULL</text:span>,</text:p>
      <text:p text:style-name="P11"><text:tab/>to_km <text:span text:style-name="T26">SMALLINT</text:span> <text:span text:style-name="T26">UNSIGNED</text:span> <text:span text:style-name="T1">NOT NULL</text:span>,<text:tab/></text:p>
      <text:p text:style-name="P11"><text:tab/>route_id <text:span text:style-name="T26">INT</text:span> <text:span text:style-name="T26">UNSIGNED</text:span> <text:span text:style-name="T1">NOT NULL</text:span>,</text:p>
      <text:p text:style-name="P11"><text:tab/><text:span text:style-name="T1">PRIMARY KEY</text:span> (route_id),</text:p>
      <text:p text:style-name="P11"><text:tab/><text:span text:style-name="T1">UNIQUE </text:span><text:span text:style-name="T7">(from_km, to_km),</text:span></text:p>
      <text:p text:style-name="P11"><text:tab/><text:span text:style-name="T1">FOREIGN KEY </text:span>(route_id)</text:p>
      <text:p text:style-name="P11"><text:tab/><text:tab/><text:span text:style-name="T1">REFERENCES</text:span> Route(id)</text:p>
      <text:p text:style-name="P11"><text:tab/><text:tab/><text:span text:style-name="T1">ON DELETE CASCADE</text:span></text:p>
      <text:p text:style-name="P11"><text:tab/><text:tab/><text:span text:style-name="T1">ON UPDATE CASCADE</text:span></text:p>
      <text:p text:style-name="P11">) <text:span text:style-name="T1">ENGINE</text:span> = <text:span text:style-name="T1">INNODB</text:span>;</text:p>
      <text:p text:style-name="P11"/>
      <text:p text:style-name="P11"><text:span text:style-name="T1">CREATE TABLE</text:span> Metro_route (</text:p>
      <text:p text:style-name="P11"><text:tab/>from_zone <text:span text:style-name="T26">TINYINT</text:span> <text:span text:style-name="T26">UNSIGNED</text:span> <text:span text:style-name="T1">NOT NULL</text:span>,</text:p>
      <text:p text:style-name="P11"><text:tab/>to_zone <text:span text:style-name="T26">TINYINT</text:span> <text:span text:style-name="T26">UNSIGNED</text:span> <text:span text:style-name="T1">NOT NULL</text:span>,<text:tab/></text:p>
      <text:p text:style-name="P11"><text:tab/>route_id <text:span text:style-name="T26">INT</text:span> <text:span text:style-name="T26">UNSIGNED</text:span><text:span text:style-name="T1"> NOT NULL</text:span>,</text:p>
      <text:p text:style-name="P11"><text:tab/><text:span text:style-name="T1">PRIMARY KEY </text:span>(route_id),</text:p>
      <text:p text:style-name="P11"><text:tab/><text:span text:style-name="T1">UNIQUE </text:span><text:span text:style-name="T7">(from_zone, to_zone),</text:span></text:p>
      <text:p text:style-name="P11"><text:tab/><text:span text:style-name="T1">FOREIGN KEY</text:span> (route_id)</text:p>
      <text:p text:style-name="P11"><text:tab/><text:tab/><text:span text:style-name="T1">REFERENCES</text:span> Route(id)</text:p>
      <text:p text:style-name="P11"><text:tab/><text:tab/><text:span text:style-name="T1">ON DELETE CASCADE</text:span></text:p>
      <text:p text:style-name="P11"><text:tab/><text:tab/><text:span text:style-name="T1">ON UPDATE CASCADE</text:span></text:p>
      <text:p text:style-name="P11">) <text:span text:style-name="T1">ENGINE</text:span> = <text:span text:style-name="T1">INNODB</text:span>;</text:p>
      <text:p text:style-name="P11"/>
      <text:p text:style-name="P11"/>
      <text:p text:style-name="P11"/>
      <text:p text:style-name="P11"/>
      <text:p text:style-name="P11"/>
      <text:p text:style-name="P11"><text:soft-page-break/><text:span text:style-name="T1">CREATE TABLE</text:span> Train_route (</text:p>
      <text:p text:style-name="P11"><text:tab/>from <text:span text:style-name="T26">VARCHAR(50)</text:span> <text:span text:style-name="T1">NOT NULL</text:span>,</text:p>
      <text:p text:style-name="P11"><text:tab/>to <text:span text:style-name="T26">VARCHAR(50)</text:span><text:span text:style-name="T1"> NOT NULL</text:span>,<text:tab/></text:p>
      <text:p text:style-name="P11"><text:tab/>route_id <text:span text:style-name="T26">INT UNSIGNED</text:span><text:span text:style-name="T1"> NOT NULL</text:span>,</text:p>
      <text:p text:style-name="P11"><text:tab/><text:span text:style-name="T1">PRIMARY KEY </text:span>(route_id),</text:p>
      <text:p text:style-name="P11"><text:tab/><text:span text:style-name="T1">UNIQUE </text:span><text:span text:style-name="T7">(from, to),</text:span></text:p>
      <text:p text:style-name="P11"><text:tab/><text:span text:style-name="T1">FOREIGN KEY</text:span> (route_id)</text:p>
      <text:p text:style-name="P11"><text:tab/><text:tab/><text:span text:style-name="T1">REFERENCES</text:span> Route(id)</text:p>
      <text:p text:style-name="P11"><text:tab/><text:tab/><text:span text:style-name="T1">ON DELETE CASCADE</text:span></text:p>
      <text:p text:style-name="P21"><text:tab/><text:tab/>ON UPDATE CASCADE</text:p>
      <text:p text:style-name="P11">) <text:span text:style-name="T1">ENGINE</text:span> = <text:span text:style-name="T1">INNODB</text:span>;</text:p>
      <text:p text:style-name="P11"/>
      <text:p text:style-name="P11"><text:span text:style-name="T1">CREATE TABLE</text:span> Tram_route (</text:p>
      <text:p text:style-name="P11"><text:tab/>city <text:span text:style-name="T26">VARCHAR(50)</text:span> <text:span text:style-name="T1">NOT NULL UNIQUE</text:span>,</text:p>
      <text:p text:style-name="P11"><text:tab/>route_id <text:span text:style-name="T26">INT UNSIGNED</text:span> <text:span text:style-name="T1">NOT NULL</text:span>,</text:p>
      <text:p text:style-name="P11"><text:tab/><text:span text:style-name="T1">PRIMARY KEY</text:span> (route_id),</text:p>
      <text:p text:style-name="P11"><text:tab/><text:span text:style-name="T1">FOREIGN KEY</text:span> (route_id)</text:p>
      <text:p text:style-name="P11"><text:tab/><text:tab/><text:span text:style-name="T1">REFERENCES </text:span>Route(id)</text:p>
      <text:p text:style-name="P21"><text:tab/><text:tab/>ON DELETE CASCADE</text:p>
      <text:p text:style-name="P21"><text:tab/><text:tab/>ON UPDATE CASCADE</text:p>
      <text:p text:style-name="P11">) <text:span text:style-name="T1">ENGINE</text:span> = <text:span text:style-name="T1">INNODB</text:span>;</text:p>
      <text:p text:style-name="P11"/>
      <text:p text:style-name="P11"><text:span text:style-name="T1">CREATE</text:span> <text:span text:style-name="T1">TABLE</text:span> Ferry_route (</text:p>
      <text:p text:style-name="P11"><text:tab/>from <text:span text:style-name="T26">VARCHAR(50) </text:span><text:span text:style-name="T1">NOT</text:span> <text:span text:style-name="T1">NULL</text:span>,</text:p>
      <text:p text:style-name="P11"><text:tab/>to <text:span text:style-name="T26">VARCHAR(50)</text:span> <text:span text:style-name="T1">NOT</text:span> <text:span text:style-name="T1">NULL</text:span>,<text:tab/></text:p>
      <text:p text:style-name="P11"><text:tab/>route_id <text:span text:style-name="T26">INT UNSIGNED </text:span><text:span text:style-name="T1">NOT</text:span> <text:span text:style-name="T1">NULL</text:span>,</text:p>
      <text:p text:style-name="P11"><text:tab/><text:span text:style-name="T1">PRIMARY</text:span> <text:span text:style-name="T1">KEY</text:span> (route_id),</text:p>
      <text:p text:style-name="P11"><text:tab/><text:span text:style-name="T1">UNIQUE </text:span><text:span text:style-name="T7">(from, to),</text:span></text:p>
      <text:p text:style-name="P11"><text:tab/><text:span text:style-name="T1">FOREIGN</text:span> <text:span text:style-name="T1">KEY</text:span> (route_id)</text:p>
      <text:p text:style-name="P11"><text:tab/><text:tab/><text:span text:style-name="T1">REFERENCES</text:span> Route(id)</text:p>
      <text:p text:style-name="P11"><text:tab/><text:tab/><text:span text:style-name="T1">ON</text:span> <text:span text:style-name="T1">DELETE</text:span> <text:span text:style-name="T1">CASCADE</text:span></text:p>
      <text:p text:style-name="P11"><text:tab/><text:tab/><text:span text:style-name="T1">ON</text:span> <text:span text:style-name="T1">UPDATE</text:span> <text:span text:style-name="T1">CASCADE</text:span></text:p>
      <text:p text:style-name="P11">) <text:span text:style-name="T1">ENGINE</text:span> = <text:span text:style-name="T1">INNODB</text:span>;</text:p>
      <text:p text:style-name="P11"/>
      <text:p text:style-name="P11"><text:span text:style-name="T1">CREATE</text:span> <text:span text:style-name="T1">TABLE</text:span> Travel_card (</text:p>
      <text:p text:style-name="P11"><text:tab/>card_number <text:span text:style-name="T26">VARCHAR(16) </text:span><text:span text:style-name="T1">NOT</text:span> <text:span text:style-name="T1">NULL</text:span>,</text:p>
      <text:p text:style-name="P11"><text:tab/>credit <text:span text:style-name="T26">DECIMAL</text:span> <text:span text:style-name="T1">NOT</text:span> <text:span text:style-name="T1">NULL</text:span>,<text:tab/></text:p>
      <text:p text:style-name="P11"><text:tab/>release_date <text:span text:style-name="T26">DATE</text:span> <text:span text:style-name="T1">NOT</text:span> <text:span text:style-name="T1">NULL</text:span>,</text:p>
      <text:p text:style-name="P11"><text:tab/>owner_id <text:span text:style-name="T26">INT UNSIGNED</text:span>,</text:p>
      <text:p text:style-name="P11"><text:tab/><text:span text:style-name="T1">PRIMARY</text:span> <text:span text:style-name="T1">KEY</text:span> (card_number),</text:p>
      <text:p text:style-name="P11"><text:tab/><text:span text:style-name="T1">FOREIGN</text:span> <text:span text:style-name="T1">KEY</text:span> (owner_id)</text:p>
      <text:p text:style-name="P11"><text:tab/><text:tab/><text:span text:style-name="T1">REFERENCES</text:span> User(id)</text:p>
      <text:p text:style-name="P11"><text:tab/><text:tab/><text:span text:style-name="T1">ON</text:span> <text:span text:style-name="T1">DELETE</text:span> <text:span text:style-name="T1">CASCADE</text:span></text:p>
      <text:p text:style-name="P11"><text:tab/><text:tab/><text:span text:style-name="T1">ON</text:span> <text:span text:style-name="T1">UPDATE</text:span> <text:span text:style-name="T1">CASCADE</text:span></text:p>
      <text:p text:style-name="P11">) <text:span text:style-name="T1">ENGINE</text:span> = <text:span text:style-name="T1">INNODB</text:span>;</text:p>
      <text:p text:style-name="P11"/>
      <text:p text:style-name="P11"><text:soft-page-break/><text:span text:style-name="T1">CREATE</text:span> <text:span text:style-name="T1">TABLE</text:span> Transaction (</text:p>
      <text:p text:style-name="P11"><text:tab/>id <text:span text:style-name="T26">INT UNSIGNED</text:span> <text:span text:style-name="T1">NOT</text:span> <text:span text:style-name="T1">NULL AUTO_INCREMENT</text:span>,</text:p>
      <text:p text:style-name="P11"><text:tab/>timestamp <text:span text:style-name="T26">TIMESTAMP</text:span> <text:span text:style-name="T1">NOT</text:span> <text:span text:style-name="T1">NULL</text:span>,</text:p>
      <text:p text:style-name="P11"><text:tab/>type <text:span text:style-name="T26">ENUM(</text:span><text:span text:style-name="T27">“</text:span><text:span text:style-name="T28">on</text:span><text:span text:style-name="T27">”</text:span><text:span text:style-name="T26">, “</text:span><text:span text:style-name="T28">off</text:span><text:span text:style-name="T26">”)</text:span> <text:span text:style-name="T1">NOT</text:span> <text:span text:style-name="T1">NULL</text:span>,</text:p>
      <text:p text:style-name="P11"><text:tab/>route_id <text:span text:style-name="T26">INT UNSIGNED</text:span> <text:span text:style-name="T1">NOT</text:span> <text:span text:style-name="T1">NULL</text:span>,</text:p>
      <text:p text:style-name="P11"><text:tab/>reader_number <text:span text:style-name="T26">VARCHAR(25)</text:span> <text:span text:style-name="T1">NOT</text:span> <text:span text:style-name="T1">NULL</text:span>,</text:p>
      <text:p text:style-name="P11"><text:tab/>card_number <text:span text:style-name="T26">VARCHAR(16)</text:span> <text:span text:style-name="T1">NOT</text:span> <text:span text:style-name="T1">NULL</text:span>,</text:p>
      <text:p text:style-name="P11"><text:tab/><text:span text:style-name="T1">PRIMARY</text:span> <text:span text:style-name="T1">KEY</text:span> (id),</text:p>
      <text:p text:style-name="P11"><text:tab/><text:span text:style-name="T1">FOREIGN</text:span> <text:span text:style-name="T1">KEY</text:span> (route_id)</text:p>
      <text:p text:style-name="P11"><text:tab/><text:tab/><text:span text:style-name="T1">REFERENCES</text:span> Route(id)</text:p>
      <text:p text:style-name="P11"><text:tab/><text:tab/><text:span text:style-name="T1">ON</text:span> <text:span text:style-name="T1">DELETE</text:span> <text:span text:style-name="T1">CASCADE</text:span></text:p>
      <text:p text:style-name="P11"><text:tab/><text:tab/><text:span text:style-name="T1">ON</text:span> <text:span text:style-name="T1">UPDATE</text:span> <text:span text:style-name="T1">CASCADE</text:span>,</text:p>
      <text:p text:style-name="P11"><text:tab/><text:span text:style-name="T1">FOREIGN</text:span> <text:span text:style-name="T1">KEY</text:span> (reader_number)</text:p>
      <text:p text:style-name="P11"><text:tab/><text:tab/><text:span text:style-name="T1">REFERENCES</text:span> NFCReader(serial_number)</text:p>
      <text:p text:style-name="P11"><text:tab/><text:tab/><text:span text:style-name="T1">ON</text:span> <text:span text:style-name="T1">DELETE</text:span> <text:span text:style-name="T1">CASCADE</text:span></text:p>
      <text:p text:style-name="P11"><text:tab/><text:tab/><text:span text:style-name="T1">ON</text:span> <text:span text:style-name="T1">UPDATE</text:span> <text:span text:style-name="T1">CASCADE</text:span>,</text:p>
      <text:p text:style-name="P11"><text:tab/><text:span text:style-name="T1">FOREIGN</text:span> <text:span text:style-name="T1">KEY</text:span> (card_number)</text:p>
      <text:p text:style-name="P11"><text:tab/><text:tab/><text:span text:style-name="T1">REFERENCES</text:span> Travel_card(card_number)</text:p>
      <text:p text:style-name="P11"><text:tab/><text:tab/><text:span text:style-name="T1">ON</text:span> <text:span text:style-name="T1">DELETE</text:span> <text:span text:style-name="T1">CASCADE</text:span></text:p>
      <text:p text:style-name="P11"><text:tab/><text:tab/><text:span text:style-name="T1">ON</text:span> <text:span text:style-name="T1">UPDATE</text:span> <text:span text:style-name="T1">CASCADE</text:span></text:p>
      <text:p text:style-name="P11">) <text:span text:style-name="T1">ENGINE</text:span> = <text:span text:style-name="T1">INNODB</text:span>;</text:p>
      <text:p text:style-name="P11"/>
      <text:p text:style-name="P11"><text:span text:style-name="T1">CREATE</text:span> <text:span text:style-name="T1">TABLE</text:span> Shift (</text:p>
      <text:p text:style-name="P11"><text:tab/>id <text:span text:style-name="T26">INT UNSIGNED</text:span> <text:span text:style-name="T1">NOT</text:span> <text:span text:style-name="T1">NULL AUTO_INCREMENT</text:span>,</text:p>
      <text:p text:style-name="P11"><text:tab/>timestamp <text:span text:style-name="T26">TIMESTAMP</text:span> <text:span text:style-name="T1">NOT</text:span> <text:span text:style-name="T1">NULL</text:span>,</text:p>
      <text:p text:style-name="P11"><text:tab/>type <text:span text:style-name="T26">ENUM(“</text:span><text:span text:style-name="T28">start</text:span><text:span text:style-name="T26">”, “</text:span><text:span text:style-name="T28">end</text:span><text:span text:style-name="T26">”)</text:span> <text:span text:style-name="T1">NOT</text:span> <text:span text:style-name="T1">NULL</text:span>,</text:p>
      <text:p text:style-name="P11"><text:tab/>driver_id <text:span text:style-name="T26">INT UNSIGNED</text:span> <text:span text:style-name="T1">NOT</text:span> <text:span text:style-name="T1">NULL</text:span>,</text:p>
      <text:p text:style-name="P11"><text:tab/>reader_number <text:span text:style-name="T26">VARCHAR(25) </text:span><text:span text:style-name="T1">NOT</text:span> <text:span text:style-name="T1">NULL</text:span>,</text:p>
      <text:p text:style-name="P11"><text:tab/><text:span text:style-name="T1">PRIMARY</text:span> <text:span text:style-name="T1">KEY</text:span> (id),</text:p>
      <text:p text:style-name="P11"><text:tab/><text:span text:style-name="T1">FOREIGN</text:span> <text:span text:style-name="T1">KEY</text:span> (driver_id)</text:p>
      <text:p text:style-name="P11"><text:tab/><text:tab/><text:span text:style-name="T1">REFERENCES</text:span> Driver(id)</text:p>
      <text:p text:style-name="P11"><text:tab/><text:tab/><text:span text:style-name="T1">ON</text:span> <text:span text:style-name="T1">DELETE</text:span> <text:span text:style-name="T1">CASCADE</text:span></text:p>
      <text:p text:style-name="P11"><text:tab/><text:tab/><text:span text:style-name="T1">ON</text:span> <text:span text:style-name="T1">UPDATE</text:span> <text:span text:style-name="T1">CASCADE</text:span>,</text:p>
      <text:p text:style-name="P11"><text:tab/><text:span text:style-name="T1">FOREIGN</text:span> <text:span text:style-name="T1">KEY</text:span> (reader_number)</text:p>
      <text:p text:style-name="P11"><text:tab/><text:tab/><text:span text:style-name="T1">REFERENCES</text:span> NFCReader(numero_serie)</text:p>
      <text:p text:style-name="P11"><text:tab/><text:tab/><text:span text:style-name="T1">ON</text:span> <text:span text:style-name="T1">DELETE</text:span> <text:span text:style-name="T1">CASCADE</text:span></text:p>
      <text:p text:style-name="P11"><text:tab/><text:tab/><text:span text:style-name="T1">ON</text:span> <text:span text:style-name="T1">UPDATE</text:span> <text:span text:style-name="T1">CASCADE</text:span></text:p>
      <text:p text:style-name="P11">) <text:span text:style-name="T1">ENGINE</text:span> = <text:span text:style-name="T1">INNODB</text:span>;</text:p>
      <text:p text:style-name="P11"/>
      <text:p text:style-name="P11"/>
      <text:p text:style-name="P11"><text:span text:style-name="T1">CREATE</text:span> <text:span text:style-name="T1">TABLE</text:span> NFCReader (</text:p>
      <text:p text:style-name="P11"><text:tab/>serial_number <text:span text:style-name="T26">VARCHAR(25)</text:span> <text:span text:style-name="T1">NOT</text:span> <text:span text:style-name="T1">NULL</text:span>,</text:p>
      <text:p text:style-name="P11"><text:tab/>installation_date <text:span text:style-name="T26">DATE</text:span> <text:span text:style-name="T1">NOT</text:span> <text:span text:style-name="T1">NULL</text:span>,<text:tab/></text:p>
      <text:p text:style-name="P11"><text:tab/><text:span text:style-name="T1">PRIMARY</text:span> <text:span text:style-name="T1">KEY</text:span> (serial_number)</text:p>
      <text:p text:style-name="P11">) <text:span text:style-name="T1">ENGINE</text:span> = <text:span text:style-name="T1">INNODB</text:span>;</text:p>
      <text:p text:style-name="P11"/>
      <text:p text:style-name="P11"><text:soft-page-break/><text:span text:style-name="T1">CREATE</text:span> <text:span text:style-name="T1">TABLE</text:span> Driver (</text:p>
      <text:p text:style-name="P11"><text:tab/>id <text:span text:style-name="T26">INT UNSIGNED</text:span> <text:span text:style-name="T1">NOT</text:span> <text:span text:style-name="T1">NULL AUTO_INCREMENT</text:span>,</text:p>
      <text:p text:style-name="P11"><text:tab/>name <text:span text:style-name="T26">VARCHAR(25)</text:span> <text:span text:style-name="T1">NOT</text:span> <text:span text:style-name="T1">NULL</text:span>,<text:tab/></text:p>
      <text:p text:style-name="P11"><text:tab/>surname <text:span text:style-name="T26">VARCHAR(25)</text:span> <text:span text:style-name="T1">NOT</text:span> <text:span text:style-name="T1">NULL</text:span>,<text:tab/></text:p>
      <text:p text:style-name="P11"><text:tab/>birthdate <text:span text:style-name="T26">DATE</text:span> <text:span text:style-name="T1">NOT</text:span> <text:span text:style-name="T1">NULL</text:span>,</text:p>
      <text:p text:style-name="P11"><text:tab/>iban <text:span text:style-name="T26">VARCHAR(34)</text:span> <text:span text:style-name="T1">NOT</text:span> <text:span text:style-name="T1">NULL</text:span>,</text:p>
      <text:p text:style-name="P11"><text:tab/>email <text:span text:style-name="T26">VARCHAR(254)</text:span> <text:span text:style-name="T1">NOT</text:span> <text:span text:style-name="T1">NULL</text:span>,</text:p>
      <text:p text:style-name="P11"><text:tab/>document_number <text:span text:style-name="T26">VARCHAR(9)</text:span> <text:span text:style-name="T1">NOT</text:span> <text:span text:style-name="T1">NULL UNIQUE</text:span>,</text:p>
      <text:p text:style-name="P11"><text:tab/>address_id <text:span text:style-name="T26">INT UNSIGNED</text:span> <text:span text:style-name="T1">NOT</text:span> <text:span text:style-name="T1">NULL</text:span>,</text:p>
      <text:p text:style-name="P11"><text:tab/><text:span text:style-name="T1">PRIMARY</text:span> <text:span text:style-name="T1">KEY</text:span> (id),</text:p>
      <text:p text:style-name="P11"><text:tab/><text:span text:style-name="T1">FOREIGN</text:span> <text:span text:style-name="T1">KEY</text:span> (address_id)</text:p>
      <text:p text:style-name="P11"><text:tab/><text:tab/><text:span text:style-name="T1">REFERENCES</text:span> Address(id)</text:p>
      <text:p text:style-name="P11"><text:tab/><text:tab/><text:span text:style-name="T1">ON</text:span> <text:span text:style-name="T1">DELETE</text:span> <text:span text:style-name="T1">CASCADE</text:span></text:p>
      <text:p text:style-name="P11"><text:tab/><text:tab/><text:span text:style-name="T1">ON</text:span> <text:span text:style-name="T1">UPDATE</text:span> <text:span text:style-name="T1">CASCADE</text:span></text:p>
      <text:p text:style-name="P11">) <text:span text:style-name="T1">ENGINE</text:span> = <text:span text:style-name="T1">INNODB</text:span>;</text:p>
      <text:p text:style-name="P11"/>
      <text:p text:style-name="P11"><text:span text:style-name="T1">CREATE</text:span> <text:span text:style-name="T1">TABLE</text:span> Usser (</text:p>
      <text:p text:style-name="P11"><text:tab/>id <text:span text:style-name="T26">INT UNSIGNED</text:span> <text:span text:style-name="T1">NOT</text:span> <text:span text:style-name="T1">NULL AUTO_INCREMENT</text:span>,</text:p>
      <text:p text:style-name="P11"><text:tab/>name <text:span text:style-name="T26">VARCHAR(25) </text:span><text:span text:style-name="T1">NOT</text:span> <text:span text:style-name="T1">NULL</text:span>,<text:tab/></text:p>
      <text:p text:style-name="P11"><text:tab/>surname<text:span text:style-name="T26"> VARCHAR(25) </text:span><text:span text:style-name="T1">NOT</text:span> <text:span text:style-name="T1">NULL</text:span>,<text:tab/></text:p>
      <text:p text:style-name="P11"><text:tab/>email <text:span text:style-name="T26">VARCHAR(254)</text:span> <text:span text:style-name="T1">NOT</text:span> <text:span text:style-name="T1">NULL UNIQUE</text:span>,</text:p>
      <text:p text:style-name="P11"><text:tab/>password <text:span text:style-name="T26">VARCHAR(32)</text:span> <text:span text:style-name="T1">NOT</text:span> <text:span text:style-name="T1">NULL</text:span>,</text:p>
      <text:p text:style-name="P11"><text:tab/>document_number <text:span text:style-name="T26">VARCHAR(9) </text:span><text:span text:style-name="T1">NOT</text:span> <text:span text:style-name="T1">NULL UNIQUE</text:span>,</text:p>
      <text:p text:style-name="P11"><text:tab/>address_id <text:span text:style-name="T26">INT UNSIGNED</text:span> <text:span text:style-name="T1">NOT</text:span> <text:span text:style-name="T1">NULL</text:span>,</text:p>
      <text:p text:style-name="P11"><text:tab/><text:span text:style-name="T1">PRIMARY</text:span> <text:span text:style-name="T1">KEY</text:span> (id),</text:p>
      <text:p text:style-name="P11"><text:tab/><text:span text:style-name="T1">FOREIGN</text:span> <text:span text:style-name="T1">KEY</text:span> (address_id)</text:p>
      <text:p text:style-name="P11"><text:tab/><text:tab/><text:span text:style-name="T1">REFERENCES</text:span> Address(id)</text:p>
      <text:p text:style-name="P11"><text:tab/><text:tab/><text:span text:style-name="T1">ON</text:span> <text:span text:style-name="T1">DELETE</text:span> <text:span text:style-name="T1">CASCADE</text:span></text:p>
      <text:p text:style-name="P11"><text:tab/><text:tab/><text:span text:style-name="T1">ON</text:span> <text:span text:style-name="T1">UPDATE</text:span> <text:span text:style-name="T1">CASCADE</text:span></text:p>
      <text:p text:style-name="P11">) <text:span text:style-name="T1">ENGINE</text:span> = <text:span text:style-name="T1">INNODB</text:span>;</text:p>
      <text:p text:style-name="P11"/>
      <text:p text:style-name="P11"><text:span text:style-name="T1">CREATE</text:span> <text:span text:style-name="T1">TABLE</text:span> Address(</text:p>
      <text:p text:style-name="P11"><text:tab/>id <text:span text:style-name="T26">INT UNSIGNED</text:span> <text:span text:style-name="T1">NOT</text:span> <text:span text:style-name="T1">NULL AUTO_INCREMENT</text:span>,</text:p>
      <text:p text:style-name="P11"><text:tab/>street <text:span text:style-name="T26">VARCHAR(25)</text:span> <text:span text:style-name="T1">NOT</text:span> <text:span text:style-name="T1">NULL</text:span>,</text:p>
      <text:p text:style-name="P11"><text:tab/>province <text:span text:style-name="T26">VARCHAR(25) </text:span><text:span text:style-name="T1">NOT</text:span> <text:span text:style-name="T1">NULL</text:span>,</text:p>
      <text:p text:style-name="P11"><text:tab/>city <text:span text:style-name="T26">VARCHAR(25)</text:span> <text:span text:style-name="T1">NOT</text:span> <text:span text:style-name="T1">NULL</text:span>,</text:p>
      <text:p text:style-name="P11"><text:tab/>postal_code <text:span text:style-name="T26">VARCHAR(5) </text:span><text:span text:style-name="T1">NOT</text:span> <text:span text:style-name="T1">NULL</text:span>,</text:p>
      <text:p text:style-name="P11"><text:tab/><text:span text:style-name="T1">PRIMARY</text:span> <text:span text:style-name="T1">KEY</text:span>(id)</text:p>
      <text:p text:style-name="P11">) <text:span text:style-name="T1">ENGINE</text:span> = <text:span text:style-name="T1">INNODB</text:span>;</text:p>
      <text:p text:style-name="P11"/>
      <text:p text:style-name="P11"/>
      <text:p text:style-name="P11"/>
      <text:p text:style-name="P11"/>
      <text:p text:style-name="P11"/>
      <text:p text:style-name="P11"/>
      <text:p text:style-name="P11"/>
      <text:p text:style-name="P11"><text:soft-page-break/><text:span text:style-name="T1">CREATE</text:span> <text:span text:style-name="T1">TABLE</text:span> Payment_method (</text:p>
      <text:p text:style-name="P11"><text:tab/>id I<text:span text:style-name="T26">NT UNSIGNED</text:span> <text:span text:style-name="T1">NOT</text:span> <text:span text:style-name="T1">NULL AUTO_INCREMENT</text:span>,</text:p>
      <text:p text:style-name="P11"><text:tab/>card_type <text:span text:style-name="T26">ENUM(“</text:span><text:span text:style-name="T28">visa</text:span><text:span text:style-name="T26">”, “</text:span><text:span text:style-name="T28">mastercard</text:span><text:span text:style-name="T26">”, “</text:span><text:span text:style-name="T28">postepay</text:span><text:span text:style-name="T26">”, “</text:span><text:span text:style-name="T28">maestro</text:span><text:span text:style-name="T26">”, “</text:span><text:span text:style-name="T28">american_express</text:span><text:span text:style-name="T26">”)</text:span> <text:span text:style-name="T1">NOT</text:span> <text:span text:style-name="T1">NULL</text:span>,</text:p>
      <text:p text:style-name="P11"><text:tab/>card_number <text:span text:style-name="T27">VARCHAR(16)</text:span> <text:span text:style-name="T1">NOT</text:span> <text:span text:style-name="T1">NULL UNIQUE</text:span>,</text:p>
      <text:p text:style-name="P11"><text:tab/>owner_name <text:span text:style-name="T26">VARCHAR(25)</text:span> <text:span text:style-name="T1">NOT</text:span> <text:span text:style-name="T1">NULL</text:span>,</text:p>
      <text:p text:style-name="P11"><text:tab/>expiration_date <text:span text:style-name="T26">DATE</text:span> <text:span text:style-name="T1">NOT</text:span> <text:span text:style-name="T1">NULL</text:span>,</text:p>
      <text:p text:style-name="P11"><text:tab/>address_id <text:span text:style-name="T26">INT UNSIGNED</text:span> <text:span text:style-name="T1">NOT</text:span> <text:span text:style-name="T1">NULL</text:span>,</text:p>
      <text:p text:style-name="P11"><text:tab/>user_id <text:span text:style-name="T26">INT UNSIGNED</text:span> <text:span text:style-name="T1">NOT</text:span> <text:span text:style-name="T1">NULL</text:span>,</text:p>
      <text:p text:style-name="P11"><text:tab/><text:span text:style-name="T1">PRIMARY</text:span> <text:span text:style-name="T1">KEY</text:span> (id),</text:p>
      <text:p text:style-name="P11"><text:tab/><text:span text:style-name="T1">FOREIGN</text:span> <text:span text:style-name="T1">KEY</text:span> (address_id)</text:p>
      <text:p text:style-name="P11"><text:tab/><text:tab/><text:span text:style-name="T1">REFERENCES</text:span> Address(id)</text:p>
      <text:p text:style-name="P11"><text:tab/><text:tab/><text:span text:style-name="T1">ON</text:span> <text:span text:style-name="T1">DELETE</text:span> <text:span text:style-name="T1">CASCADE</text:span></text:p>
      <text:p text:style-name="P11"><text:tab/><text:tab/><text:span text:style-name="T1">ON</text:span> <text:span text:style-name="T1">UPDATE</text:span> <text:span text:style-name="T1">CASCADE</text:span>,</text:p>
      <text:p text:style-name="P11"><text:tab/><text:span text:style-name="T1">FOREIGN</text:span> <text:span text:style-name="T1">KEY</text:span> (user_id)</text:p>
      <text:p text:style-name="P11"><text:tab/><text:tab/><text:span text:style-name="T1">REFERENCES</text:span> User(id)</text:p>
      <text:p text:style-name="P11"><text:tab/><text:tab/><text:span text:style-name="T1">ON</text:span> <text:span text:style-name="T1">DELETE</text:span> <text:span text:style-name="T1">CASCADE</text:span></text:p>
      <text:p text:style-name="P11"><text:tab/><text:tab/><text:span text:style-name="T1">ON</text:span> <text:span text:style-name="T1">UPDATE</text:span> <text:span text:style-name="T1">CASCADE</text:span></text:p>
      <text:p text:style-name="P11">) <text:span text:style-name="T1">ENGINE</text:span> = <text:span text:style-name="T1">INNODB</text:span>;</text:p>
      <text:p text:style-name="P11"/>
      <text:p text:style-name="P11"/>
      <text:p text:style-name="P11"><text:span text:style-name="T1">CREATE</text:span> <text:span text:style-name="T1">TABLE </text:span><text:span text:style-name="T7">Pass</text:span> (</text:p>
      <text:p text:style-name="P11"><text:tab/>id I<text:span text:style-name="T26">NT UNSIGNED</text:span> <text:span text:style-name="T1">NOT</text:span> <text:span text:style-name="T1">NULL AUTO_INCREMENT</text:span>,</text:p>
      <text:p text:style-name="P11"><text:tab/>expiration_date <text:span text:style-name="T26">DATE</text:span> <text:span text:style-name="T1">NOT</text:span> <text:span text:style-name="T1">NULL</text:span>,</text:p>
      <text:p text:style-name="P11"><text:tab/>route_id <text:span text:style-name="T26">INT UNSIGNED</text:span> <text:span text:style-name="T1">NOT</text:span> <text:span text:style-name="T1">NULL</text:span>,</text:p>
      <text:p text:style-name="P11"><text:tab/>owner_id <text:span text:style-name="T26">INT UNSIGNED</text:span> <text:span text:style-name="T1">NOT</text:span> <text:span text:style-name="T1">NULL</text:span>,</text:p>
      <text:p text:style-name="P11"><text:tab/><text:span text:style-name="T1">PRIMARY</text:span> <text:span text:style-name="T1">KEY</text:span> (id),</text:p>
      <text:p text:style-name="P11"><text:tab/><text:span text:style-name="T1">FOREIGN</text:span> <text:span text:style-name="T1">KEY</text:span> (route_id)</text:p>
      <text:p text:style-name="P11"><text:tab/><text:tab/><text:span text:style-name="T1">REFERENCES</text:span> Route(id)</text:p>
      <text:p text:style-name="P11"><text:tab/><text:tab/><text:span text:style-name="T1">ON</text:span> <text:span text:style-name="T1">DELETE</text:span> <text:span text:style-name="T1">CASCADE</text:span></text:p>
      <text:p text:style-name="P11"><text:tab/><text:tab/><text:span text:style-name="T1">ON</text:span> <text:span text:style-name="T1">UPDATE</text:span> <text:span text:style-name="T1">CASCADE</text:span>,</text:p>
      <text:p text:style-name="P11"><text:tab/><text:span text:style-name="T1">FOREIGN</text:span> <text:span text:style-name="T1">KEY</text:span> (owner_id)</text:p>
      <text:p text:style-name="P11"><text:tab/><text:tab/><text:span text:style-name="T1">REFERENCES</text:span> User(id)</text:p>
      <text:p text:style-name="P11"><text:tab/><text:tab/><text:span text:style-name="T1">ON</text:span> <text:span text:style-name="T1">DELETE</text:span> <text:span text:style-name="T1">CASCADE</text:span></text:p>
      <text:p text:style-name="P11"><text:tab/><text:tab/><text:span text:style-name="T1">ON</text:span> <text:span text:style-name="T1">UPDATE</text:span> <text:span text:style-name="T1">CASCADE</text:span></text:p>
      <text:p text:style-name="P16"><text:span text:style-name="T8">) </text:span><text:span text:style-name="T2">ENGINE</text:span><text:span text:style-name="T8"> = </text:span><text:span text:style-name="T2">INNODB</text:span><text:span text:style-name="T8">;</text:span></text:p>
      <text:p text:style-name="P16"><text:span text:style-name="T8"/></text:p>
      <text:p text:style-name="P16"><text:span text:style-name="T8"/></text:p>
      <text:p text:style-name="P16"><text:span text:style-name="T8"/></text:p>
      <text:p text:style-name="P16"><text:span text:style-name="T8"/></text:p>
      <text:p text:style-name="P16"><text:span text:style-name="T8"/></text:p>
      <text:p text:style-name="P16"><text:span text:style-name="T8"/></text:p>
      <text:p text:style-name="P16"><text:span text:style-name="T8"/></text:p>
      <text:p text:style-name="P16"><text:span text:style-name="T8"/></text:p>
      <text:p text:style-name="P16"><text:span text:style-name="T8"/></text:p>
      <text:p text:style-name="P16"><text:span text:style-name="T8"/></text:p>
      <text:p text:style-name="P16"><text:span text:style-name="T8"/></text:p>
      <text:h text:style-name="P6" text:outline-level="1"><text:soft-page-break/><text:span text:style-name="T16">Some queries</text:span></text:h>
      <text:p text:style-name="P18">Total credit of a user:</text:p>
      <text:p text:style-name="P19"><text:span text:style-name="T1">SELECT</text:span> <text:span text:style-name="T29">SUM</text:span>(credit) <text:span text:style-name="T1">AS</text:span> Credit, owner_id <text:span text:style-name="T1">AS</text:span> “Owner's id”</text:p>
      <text:p text:style-name="P19"><text:span text:style-name="T1">FROM</text:span> Travel_card</text:p>
      <text:p text:style-name="P19"><text:span text:style-name="T1">GROUP</text:span> <text:span text:style-name="T1">BY</text:span> owner_id;</text:p>
      <text:p text:style-name="P19"/>
      <text:p text:style-name="P18">Total amount spent in a predetermined time period:</text:p>
      <text:p text:style-name="P19"><text:span text:style-name="T1">SELECT</text:span> <text:span text:style-name="T29">SUM</text:span>(Route.cost) <text:span text:style-name="T1">AS</text:span> “Total spent”, Transaction.card_number <text:span text:style-name="T1">AS</text:span> “Card number”</text:p>
      <text:p text:style-name="P19"><text:span text:style-name="T1">FROM</text:span> Transaction <text:span text:style-name="T1">INNER</text:span> <text:span text:style-name="T1">JOIN</text:span> Route </text:p>
      <text:p text:style-name="P19"><text:s text:c="4"/><text:span text:style-name="T1">ON</text:span> Transaction.route_id = Route.id</text:p>
      <text:p text:style-name="P19"><text:span text:style-name="T1">WHERE</text:span> <text:span text:style-name="T29">DATE</text:span>(Transaction.timestamp) <text:span text:style-name="T1">BETWEEN</text:span> <text:span text:style-name="T31">@date1</text:span> <text:span text:style-name="T1">AND</text:span> <text:span text:style-name="T31">@date2</text:span></text:p>
      <text:p text:style-name="P19"><text:span text:style-name="T1">GROUP</text:span> <text:span text:style-name="T1">BY</text:span> <text:s/>Transaction.card_number;</text:p>
      <text:p text:style-name="P19"/>
      <text:p text:style-name="P18">Active passes of a user whose email is known:</text:p>
      <text:p text:style-name="P19"><text:span text:style-name="T1">SELECT</text:span> * <text:span text:style-name="T1">AS</text:span> “Active passes”</text:p>
      <text:p text:style-name="P19"><text:span text:style-name="T1">FROM</text:span> pass <text:span text:style-name="T1">INNER</text:span> <text:span text:style-name="T1">JOIN</text:span> user</text:p>
      <text:p text:style-name="P19"><text:s text:c="4"/><text:span text:style-name="T1">ON</text:span> pass.owner_id = user.id</text:p>
      <text:p text:style-name="P19"><text:span text:style-name="T1">WHERE</text:span> user.email = <text:span text:style-name="T31">@email</text:span> <text:span text:style-name="T1">AND</text:span> </text:p>
      <text:p text:style-name="P17"><text:span text:style-name="T8"><text:tab/> pass.expiration_date &lt;= </text:span><text:span text:style-name="T30">CURRDATE</text:span><text:span text:style-name="T8">();<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essio Loddo</meta:initial-creator>
    <meta:creation-date>2017-06-20T19:13:42.90</meta:creation-date>
    <dc:date>2017-06-20T22:39:35.56</dc:date>
    <dc:creator>Alessio Loddo</dc:creator>
    <meta:editing-duration>PT3H25M49S</meta:editing-duration>
    <meta:editing-cycles>6</meta:editing-cycles>
    <meta:generator>OpenOffice/4.1.3$Win32 OpenOffice.org_project/413m1$Build-9783</meta:generator>
    <meta:document-statistic meta:table-count="0" meta:image-count="0" meta:object-count="0" meta:page-count="10" meta:paragraph-count="271" meta:word-count="1754" meta:character-count="11652"/>
  </office:meta>
</office:document-meta>
</file>